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90000027BD337675A.jpg" manifest:media-type="image/jpeg"/>
  <manifest:file-entry manifest:full-path="Pictures/1000000100000035000000149DEE88AA.png" manifest:media-type="image/png"/>
  <manifest:file-entry manifest:full-path="Pictures/1000000100000093000000D5AC27A2C9.png" manifest:media-type="image/png"/>
  <manifest:file-entry manifest:full-path="Pictures/1000000100000056000002CCFAFFC3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62cm" svg:height="0.564cm" svg:x="25.006cm" svg:y="15.8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54cm" svg:y="16.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2.039cm" svg:height="13.761cm" svg:x="2.937cm" svg:y="2.54cm">
          <draw:image xlink:href="Pictures/10000000000003F90000027BD337675A.jpg" xlink:type="simple" xlink:show="embed" xlink:actuate="onLoad" draw:mime-type="image/jpeg">
            <text:p/>
          </draw:image>
        </draw:frame>
        <draw:frame draw:style-name="gr4" draw:text-style-name="P4" draw:layer="layout" svg:width="0.613cm" svg:height="0.232cm" draw:transform="rotate (0.934972880293362) translate (19.695cm 9.069cm)">
          <draw:image xlink:href="Pictures/1000000100000035000000149DEE88AA.png" xlink:type="simple" xlink:show="embed" xlink:actuate="onLoad" draw:mime-type="image/png">
            <text:p/>
          </draw:image>
        </draw:frame>
        <draw:frame draw:style-name="gr3" draw:text-style-name="P4" draw:layer="layout" svg:width="1.763cm" svg:height="2.539cm" svg:x="24.53cm" svg:y="13.481cm">
          <draw:image xlink:href="Pictures/1000000100000093000000D5AC27A2C9.png" xlink:type="simple" xlink:show="embed" xlink:actuate="onLoad" draw:mime-type="image/png">
            <text:p/>
          </draw:image>
        </draw:frame>
        <draw:frame draw:style-name="gr3" draw:text-style-name="P4" draw:layer="layout" svg:width="1.516cm" svg:height="12.628cm" svg:x="24.377cm" svg:y="-12.418cm">
          <draw:image xlink:href="Pictures/1000000100000056000002CCFAFFC32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621cm" svg:y="16.7cm">
          <draw:text-box>
            <text:p text:style-name="P1"><text:span text:style-name="T2"><text:s/></text:span></text:p>
          </draw:text-box>
        </draw:frame>
        <draw:frame draw:style-name="gr5" draw:text-style-name="P5" draw:layer="layout" svg:width="9.595cm" svg:height="3.745cm" svg:x="4.077cm" svg:y="17.35cm">
          <draw:text-box>
            <text:p>Diperlukan:</text:p>
            <text:p>1. Tarik kabel baru ke DP-B</text:p>
            <text:p>2. CCTV indoor 1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39:33.043000000</dc:date>
    <dc:creator>I Putu Gede Sujarta Jaya</dc:creator>
    <meta:editing-duration>PT1M50S</meta:editing-duration>
    <meta:editing-cycles>1</meta:editing-cycles>
    <meta:document-statistic meta:object-count="8"/>
    <meta:generator>LibreOffice/24.2.5.2$Windows_X86_64 LibreOffice_project/bffef4ea93e59bebbeaf7f431bb02b1a39ee8a59</meta:generator>
  </office:meta>
</office:document-meta>
</file>